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96in" style:rel-column-width="9199*"/>
    </style:style>
    <style:style style:name="Table1.B" style:family="table-column">
      <style:table-column-properties style:column-width="3.2465in" style:rel-column-width="31788*"/>
    </style:style>
    <style:style style:name="Table1.C" style:family="table-column">
      <style:table-column-properties style:column-width="0.9799in" style:rel-column-width="9594*"/>
    </style:style>
    <style:style style:name="Table1.D" style:family="table-column">
      <style:table-column-properties style:column-width="1.5271in" style:rel-column-width="149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language="ru" fo:country="RU" officeooo:rsid="00134019" officeooo:paragraph-rsid="00134019" style:font-size-asian="11pt" style:font-size-complex="11pt"/>
    </style:style>
    <style:style style:name="P2" style:family="paragraph" style:parent-style-name="Standard">
      <style:text-properties fo:font-size="11pt" fo:language="ru" fo:country="RU" officeooo:rsid="00134019" officeooo:paragraph-rsid="001f07de" style:font-size-asian="11pt" style:font-size-complex="11pt"/>
    </style:style>
    <style:style style:name="P3" style:family="paragraph" style:parent-style-name="Standard">
      <style:text-properties fo:font-size="11pt" fo:language="ru" fo:country="RU" officeooo:rsid="00134019" officeooo:paragraph-rsid="002203d3" style:font-size-asian="11pt" style:font-size-complex="11pt"/>
    </style:style>
    <style:style style:name="P4" style:family="paragraph" style:parent-style-name="Standard">
      <style:text-properties fo:font-size="11pt" fo:language="ru" fo:country="RU" officeooo:rsid="0015fa61" officeooo:paragraph-rsid="0015fa61" style:font-size-asian="11pt" style:font-size-complex="11pt"/>
    </style:style>
    <style:style style:name="P5" style:family="paragraph" style:parent-style-name="Standard">
      <style:text-properties fo:font-size="11pt" fo:language="ru" fo:country="RU" officeooo:rsid="00196db6" officeooo:paragraph-rsid="00196db6" style:font-size-asian="11pt" style:font-size-complex="11pt"/>
    </style:style>
    <style:style style:name="P6" style:family="paragraph" style:parent-style-name="Standard">
      <style:text-properties fo:font-size="11pt" fo:language="ru" fo:country="RU" officeooo:rsid="001f07de" officeooo:paragraph-rsid="001f07de" style:font-size-asian="11pt" style:font-size-complex="11pt"/>
    </style:style>
    <style:style style:name="P7" style:family="paragraph" style:parent-style-name="Standard">
      <style:text-properties fo:font-size="11pt" fo:language="ru" fo:country="RU" officeooo:rsid="00205c42" officeooo:paragraph-rsid="00205c42" style:font-size-asian="11pt" style:font-size-complex="11pt"/>
    </style:style>
    <style:style style:name="P8" style:family="paragraph" style:parent-style-name="Standard">
      <style:text-properties fo:font-size="11pt" fo:language="ru" fo:country="RU" officeooo:rsid="002156f3" officeooo:paragraph-rsid="002156f3" style:font-size-asian="11pt" style:font-size-complex="11pt"/>
    </style:style>
    <style:style style:name="P9" style:family="paragraph" style:parent-style-name="Standard">
      <style:text-properties fo:font-size="11pt" fo:language="ru" fo:country="RU" officeooo:rsid="00237308" officeooo:paragraph-rsid="0023730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fo:language="ru" fo:country="RU" officeooo:rsid="00134019" officeooo:paragraph-rsid="00134019" style:font-size-asian="11pt" style:font-size-complex="11pt"/>
    </style:style>
    <style:style style:name="P11" style:family="paragraph" style:parent-style-name="Table_20_Contents">
      <style:text-properties fo:font-size="11pt" fo:language="ru" fo:country="RU" officeooo:rsid="00134019" officeooo:paragraph-rsid="00134019" style:font-size-asian="11pt" style:font-size-complex="11pt"/>
    </style:style>
    <style:style style:name="P12" style:family="paragraph" style:parent-style-name="Table_20_Contents">
      <style:text-properties fo:font-size="11pt" fo:language="ru" fo:country="RU" officeooo:rsid="00144fbb" officeooo:paragraph-rsid="00144fbb" style:font-size-asian="11pt" style:font-size-complex="11pt"/>
    </style:style>
    <style:style style:name="P13" style:family="paragraph" style:parent-style-name="Table_20_Contents">
      <style:text-properties fo:font-size="11pt" fo:language="ru" fo:country="RU" officeooo:rsid="00175eb0" officeooo:paragraph-rsid="00175eb0" style:font-size-asian="11pt" style:font-size-complex="11pt"/>
    </style:style>
    <style:style style:name="P14" style:family="paragraph" style:parent-style-name="Standard">
      <style:text-properties fo:font-size="11pt" fo:language="ru" fo:country="RU" officeooo:rsid="001f07de" officeooo:paragraph-rsid="001f07de" style:font-size-asian="11pt" style:font-size-complex="11pt"/>
    </style:style>
    <style:style style:name="P15" style:family="paragraph" style:parent-style-name="Standard">
      <style:text-properties fo:font-size="11pt" fo:language="ru" fo:country="RU" officeooo:rsid="001f07de" officeooo:paragraph-rsid="0028bd06" style:font-size-asian="11pt" style:font-size-complex="11pt"/>
    </style:style>
    <style:style style:name="P16" style:family="paragraph" style:parent-style-name="Standard">
      <style:text-properties fo:font-size="11pt" fo:language="ru" fo:country="RU" officeooo:rsid="00275252" officeooo:paragraph-rsid="00275252" style:font-size-asian="11pt" style:font-size-complex="11pt"/>
    </style:style>
    <style:style style:name="P17" style:family="paragraph" style:parent-style-name="Standard">
      <style:text-properties fo:font-size="11pt" fo:language="ru" fo:country="RU" officeooo:rsid="0028bd06" officeooo:paragraph-rsid="0028bd06" style:font-size-asian="11pt" style:font-size-complex="11pt"/>
    </style:style>
    <style:style style:name="P18" style:family="paragraph" style:parent-style-name="Standard">
      <style:text-properties fo:font-size="11pt" fo:language="ru" fo:country="RU" officeooo:rsid="002a937e" officeooo:paragraph-rsid="002a937e" style:font-size-asian="11pt" style:font-size-complex="11pt"/>
    </style:style>
    <style:style style:name="T1" style:family="text">
      <style:text-properties officeooo:rsid="00144fbb"/>
    </style:style>
    <style:style style:name="T2" style:family="text">
      <style:text-properties officeooo:rsid="0015fa61"/>
    </style:style>
    <style:style style:name="T3" style:family="text">
      <style:text-properties officeooo:rsid="00175eb0"/>
    </style:style>
    <style:style style:name="T4" style:family="text">
      <style:text-properties officeooo:rsid="001acc77"/>
    </style:style>
    <style:style style:name="T5" style:family="text">
      <style:text-properties fo:language="en" fo:country="US"/>
    </style:style>
    <style:style style:name="T6" style:family="text">
      <style:text-properties officeooo:rsid="002156f3"/>
    </style:style>
    <style:style style:name="T7" style:family="text">
      <style:text-properties officeooo:rsid="0022ef54"/>
    </style:style>
    <style:style style:name="T8" style:family="text">
      <style:text-properties officeooo:rsid="0025ef83"/>
    </style:style>
    <style:style style:name="T9" style:family="text">
      <style:text-properties officeooo:rsid="00275252"/>
    </style:style>
    <style:style style:name="T10" style:family="text">
      <style:text-properties fo:font-size="11pt" fo:language="ru" fo:country="RU" officeooo:rsid="001f07de" style:font-size-asian="11pt" style:font-size-complex="11pt"/>
    </style:style>
    <style:style style:name="T11" style:family="text">
      <style:text-properties officeooo:rsid="001f07de"/>
    </style:style>
    <style:style style:name="T12" style:family="text">
      <style:text-properties officeooo:rsid="0028bd06"/>
    </style:style>
    <style:style style:name="T13" style:family="text">
      <style:text-properties officeooo:rsid="002a93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Адрес дефектоскопа 10.0.0.20</text:p>
      <text:p text:style-name="P9">Порт управления src_port == 14057 dst_port == 17814</text:p>
      <text:p text:style-name="P9"/>
      <text:p text:style-name="P7">Первое слово <text:span text:style-name="T6">32 бита </text:span>в буфере для записи команды в дефектоскоп <text:span text:style-name="T5">Magic Word</text:span> = 0xF0AA550F</text:p>
      <text:p text:style-name="P7"/>
      <text:p text:style-name="P8">Следующее слово 32 бита команда:</text:p>
      <text:p text:style-name="P1">[31] – “<text:span text:style-name="T7">1</text:span>” - Глобальная переменная</text:p>
      <text:p text:style-name="P6">[30] - Синхронизация «1» - включить «0»-выключить</text:p>
      <text:p text:style-name="P6">[29] - Синхронизация «1» - от колеса, «0» - внутренний генератор</text:p>
      <text:p text:style-name="P6">[28:16] - делитель внутреннего генератора (1000 Гц)</text:p>
      <text:p text:style-name="P6">[15:8] - прибавлять по тику колеса (wheel_add) <text:span text:style-name="T13">= default: 9</text:span></text:p>
      <text:p text:style-name="P6">[7:0] - отнимать при формировании фрейма (frame_dec) <text:span text:style-name="T13">= default: 234</text:span></text:p>
      <text:p text:style-name="P6"/>
      <text:p text:style-name="P18">коэффициент подобран под делитель 26.0</text:p>
      <text:p text:style-name="P6"/>
      <text:p text:style-name="P6">*пример Wheel_add = 3, Frame_de<text:span text:style-name="T8">c</text:span> = 7</text:p>
      <text:p text:style-name="P6">sync_val = 0</text:p>
      <text:p text:style-name="P6">1-ый тик колеса: sync_val = 3</text:p>
      <text:p text:style-name="P6">2-ой тик колеса: sync_val = 6</text:p>
      <text:p text:style-name="P6">3-ий <text:s/>тик колеса: sync_val = 9</text:p>
      <text:p text:style-name="P6"><text:tab/>9 &gt;<text:span text:style-name="T12">=</text:span> 7, поэтому запускаем дефектоскоп и в sync_val оставляем переполнение 9-7=2</text:p>
      <text:p text:style-name="P6">4-ый тик колеса sync_val = 5</text:p>
      <text:p text:style-name="P6">5-ый тик колеса sync_val = <text:span text:style-name="T9">8</text:span></text:p>
      <text:p text:style-name="P6"><text:tab/><text:span text:style-name="T9">8</text:span> &gt;<text:span text:style-name="T12">=</text:span> 7, поэтому запускаем дефектоскоп и в sync_val оставляем переполнение <text:span text:style-name="T12">8</text:span>-7=<text:span text:style-name="T9">1</text:span></text:p>
      <text:p text:style-name="P16"><text:span text:style-name="T11">...sync_val = </text:span>4</text:p>
      <text:p text:style-name="P16"><text:span text:style-name="T11">...sync_val = </text:span>7</text:p>
      <text:p text:style-name="P16"><text:tab/><text:span text:style-name="T12">7 &gt;= 7 … 7-7=0</text:span></text:p>
      <text:p text:style-name="P16"/>
      <text:p text:style-name="P15">1-ый тик колеса: sync_val = 3</text:p>
      <text:p text:style-name="P15">2-ой тик колеса: sync_val = 6</text:p>
      <text:p text:style-name="P15">3-ий <text:s/>тик колеса: sync_val = 9</text:p>
      <text:p text:style-name="P15"><text:tab/>9 &gt;<text:span text:style-name="T12">=</text:span> 7, поэтому запускаем дефектоскоп и в sync_val оставляем переполнение 9-7=2</text:p>
      <text:p text:style-name="P17"/>
      <text:p text:style-name="P17"/>
      <text:p text:style-name="P15">и т.д.</text:p>
      <text:p text:style-name="P6"/>
      <text:p text:style-name="P2">[31] – “<text:span text:style-name="T7">0</text:span>” - Параметры канала</text:p>
      <text:p text:style-name="P1">Параметры канала</text:p>
      <text:p text:style-name="P3">[<text:span text:style-name="T2">30</text:span>:<text:span text:style-name="T2">29</text:span>] – Номер физического канала (№ платы <text:span text:style-name="T3">0-3</text:span>)</text:p>
      <text:p text:style-name="P3">[<text:span text:style-name="T2">28</text:span>:2<text:span text:style-name="T2">7</text:span>] – Номер слота (всего 4 слота <text:span text:style-name="T3">0-3</text:span>)</text:p>
      <text:p text:style-name="P1">[2<text:span text:style-name="T2">6</text:span>:2<text:span text:style-name="T2">3</text:span>] – Номер команды</text:p>
      <text:p text:style-name="P4">[22:0] - параметр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№ команды</text:p>
          </table:table-cell>
          <table:table-cell table:style-name="Table1.A1" office:value-type="string">
            <text:p text:style-name="P10">Описание</text:p>
          </table:table-cell>
          <table:table-cell table:style-name="Table1.A1" office:value-type="string">
            <text:p text:style-name="P10">Разрядность</text:p>
          </table:table-cell>
          <table:table-cell table:style-name="Table1.D1" office:value-type="string">
            <text:p text:style-name="P10">Значение</text:p>
          </table:table-cell>
        </table:table-row>
        <table:table-row>
          <table:table-cell table:style-name="Table1.A2" office:value-type="string">
            <text:p text:style-name="P11">01</text:p>
          </table:table-cell>
          <table:table-cell table:style-name="Table1.A2" office:value-type="string">
            <text:p text:style-name="P11">Маска зондирующего, <text:span text:style-name="T3">можно подключить к зондирующему несколько каналов</text:span></text:p>
          </table:table-cell>
          <table:table-cell table:style-name="Table1.A2" office:value-type="string">
            <text:p text:style-name="P11">4 бита</text:p>
          </table:table-cell>
          <table:table-cell table:style-name="Table1.D2" office:value-type="string">
            <text:p text:style-name="P11">1, 2, 4, 8</text:p>
          </table:table-cell>
        </table:table-row>
        <table:table-row>
          <table:table-cell table:style-name="Table1.A2" office:value-type="string">
            <text:p text:style-name="P11">02</text:p>
          </table:table-cell>
          <table:table-cell table:style-name="Table1.A2" office:value-type="string">
            <text:p text:style-name="P11"><text:span text:style-name="T1">Номер</text:span> приёмника. <text:span text:style-name="T3">В каждом слоте можно подключить только один принимающий логический канал на плате канала</text:span></text:p>
          </table:table-cell>
          <table:table-cell table:style-name="Table1.A2" office:value-type="string">
            <text:p text:style-name="P11">4 бита</text:p>
          </table:table-cell>
          <table:table-cell table:style-name="Table1.D2" office:value-type="string">
            <text:p text:style-name="P11"><text:span text:style-name="T1">0, </text:span>1, 2, <text:span text:style-name="T1">3</text:span></text:p>
          </table:table-cell>
        </table:table-row>
        <table:table-row>
          <table:table-cell table:style-name="Table1.A2" office:value-type="string">
            <text:p text:style-name="P11">03</text:p>
          </table:table-cell>
          <table:table-cell table:style-name="Table1.A2" office:value-type="string">
            <text:p text:style-name="P11">Время “1” зондирующего (в 5 нс)</text:p>
          </table:table-cell>
          <table:table-cell table:style-name="Table1.A2" office:value-type="string">
            <text:p text:style-name="P11">8 бит</text:p>
          </table:table-cell>
          <table:table-cell table:style-name="Table1.D2" office:value-type="string">
            <text:p text:style-name="P11">40 (20 для Р/С)</text:p>
          </table:table-cell>
        </table:table-row>
        <table:table-row>
          <table:table-cell table:style-name="Table1.A2" office:value-type="string">
            <text:p text:style-name="P11">04</text:p>
          </table:table-cell>
          <table:table-cell table:style-name="Table1.A2" office:value-type="string">
            <text:p text:style-name="P11">Время “0” зондирующего (в 5 нс)</text:p>
          </table:table-cell>
          <table:table-cell table:style-name="Table1.A2" office:value-type="string">
            <text:p text:style-name="P11">8 бит</text:p>
          </table:table-cell>
          <table:table-cell table:style-name="Table1.D2" office:value-type="string">
            <text:p text:style-name="P11">40 (60 для Р/С)</text:p>
          </table:table-cell>
        </table:table-row>
        <table:table-row>
          <table:table-cell table:style-name="Table1.A2" office:value-type="string">
            <text:p text:style-name="P11">05</text:p>
          </table:table-cell>
          <table:table-cell table:style-name="Table1.A2" office:value-type="string">
            <text:p text:style-name="P11">Время демпфирования (в 5 нс)</text:p>
          </table:table-cell>
          <table:table-cell table:style-name="Table1.A2" office:value-type="string">
            <text:p text:style-name="P11">16 бит</text:p>
          </table:table-cell>
          <table:table-cell table:style-name="Table1.D2" office:value-type="string">
            <text:p text:style-name="P12">1000</text:p>
          </table:table-cell>
        </table:table-row>
        <table:table-row>
          <table:table-cell table:style-name="Table1.A2" office:value-type="string">
            <text:p text:style-name="P12">06</text:p>
          </table:table-cell>
          <table:table-cell table:style-name="Table1.A2" office:value-type="string">
            <text:p text:style-name="P12">Количество импульсов возбуждения</text:p>
          </table:table-cell>
          <table:table-cell table:style-name="Table1.A2" office:value-type="string">
            <text:p text:style-name="P12">4 бит</text:p>
          </table:table-cell>
          <table:table-cell table:style-name="Table1.D2" office:value-type="string">
            <text:p text:style-name="P12">4 <text:s/>(1 для Р/С)</text:p>
          </table:table-cell>
        </table:table-row>
        <table:table-row>
          <table:table-cell table:style-name="Table1.A2" office:value-type="string">
            <text:p text:style-name="P12">07</text:p>
          </table:table-cell>
          <table:table-cell table:style-name="Table1.A2" office:value-type="string">
            <text:p text:style-name="P12">Уровень смещения АЦП</text:p>
          </table:table-cell>
          <table:table-cell table:style-name="Table1.A2" office:value-type="string">
            <text:p text:style-name="P12">8 бит</text:p>
          </table:table-cell>
          <table:table-cell table:style-name="Table1.D2" office:value-type="string">
            <text:p text:style-name="P12">120</text:p>
          </table:table-cell>
        </table:table-row>
        <text:soft-page-break/>
        <table:table-row>
          <table:table-cell table:style-name="Table1.A2" office:value-type="string">
            <text:p text:style-name="P12">08</text:p>
          </table:table-cell>
          <table:table-cell table:style-name="Table1.A2" office:value-type="string">
            <text:p text:style-name="P12">Количество тиков АЦП на один отсчёт</text:p>
          </table:table-cell>
          <table:table-cell table:style-name="Table1.A2" office:value-type="string">
            <text:p text:style-name="P12">8 бит</text:p>
          </table:table-cell>
          <table:table-cell table:style-name="Table1.D2" office:value-type="string">
            <text:p text:style-name="P12">14</text:p>
          </table:table-cell>
        </table:table-row>
        <table:table-row>
          <table:table-cell table:style-name="Table1.A2" office:value-type="string">
            <text:p text:style-name="P12">09</text:p>
          </table:table-cell>
          <table:table-cell table:style-name="Table1.A2" office:value-type="string">
            <text:p text:style-name="P12">Количество отсчётов <text:span text:style-name="T3">в словах по 4 байта </text:span>от канала </text:p>
          </table:table-cell>
          <table:table-cell table:style-name="Table1.A2" office:value-type="string">
            <text:p text:style-name="P12">8 бит</text:p>
          </table:table-cell>
          <table:table-cell table:style-name="Table1.D2" office:value-type="string">
            <text:p text:style-name="P12">64 (256 байт)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Время слота, устанавливается для всех каналов (в 50 нс) </text:p>
            <text:p text:style-name="P13">биты [28:27] игнорируются</text:p>
            <text:p text:style-name="P13">Если «0», то слот не будет использоваться</text:p>
            <text:p text:style-name="P13">Если время слота недостаточно для сохранения данных, то данные не будут передаваться</text:p>
          </table:table-cell>
          <table:table-cell table:style-name="Table1.A2" office:value-type="string">
            <text:p text:style-name="P13">16</text:p>
          </table:table-cell>
          <table:table-cell table:style-name="Table1.D2" office:value-type="string">
            <text:p text:style-name="P13">3600 (180 мкс)</text:p>
          </table:table-cell>
        </table:table-row>
      </table:table>
      <text:p text:style-name="P1"/>
      <text:p text:style-name="P5">Формат данных:</text:p>
      <text:p text:style-name="P5">ID версии (32 бита) - для Stick2 0xEC<text:span text:style-name="T4">534F4D (EchoComplex SOM)</text:span></text:p>
      <text:p text:style-name="P5">Каунтер фреймов (32 бита)</text:p>
      <text:p text:style-name="P5">Каунтер датчика пути (32 бита)</text:p>
      <text:p text:style-name="P5">Каунтер 1 MHz (32 бита)</text:p>
      <text:p text:style-name="P5">Количество данных от 1-ого канала (32 бита), данные от канала 1-ого канала(если длинна != 0)</text:p>
      <text:p text:style-name="P5">Количество данных от 2-ого канала (32 бита), данные от канала 2-ого канала(если длинна != 0)</text:p>
      <text:p text:style-name="P5">…</text:p>
      <text:p text:style-name="P5">…</text:p>
      <text:p text:style-name="P5">…</text:p>
      <text:p text:style-name="P5">Количество данных от 15-ого канала (32 бита), данные от канала 15-ого канала(если длинна != 0)</text:p>
      <text:p text:style-name="P5">Количество данных от 16-ого канала (32 бита), данные от канала 16-ого канала(если длинна != 0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7:31:29.440523949</meta:creation-date>
    <dc:date>2021-11-12T14:12:33.558876098</dc:date>
    <meta:editing-duration>PT5H14M11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2" meta:paragraph-count="93" meta:word-count="464" meta:character-count="2645" meta:non-whitespace-character-count="2260"/>
  </office:meta>
</office:document-meta>
</file>